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color="#ffffff" loext:opacity="100%" fo:font-size="20pt" fo:background-color="#000000" style:font-size-asian="20pt" style:font-size-complex="20pt"/>
    </style:style>
    <style:style style:name="T1" style:family="text">
      <style:text-properties officeooo:rsid="000f05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This is a 2 dimensional shooting game, where the player is constantly moving towards the positive x direction, and can control it's movement in the y direction <text:span text:style-name="T1">using space bar</text:span>. The game runs indefinitely until the player hits an obstacle or runs out of ammunition. After random intervals of time, the player gets to decide the amount of ammo he can get by choosing the correct path. For example, a player who has 3 ammo, can choose a path that will give him 2x ammo or +2 ammo. The most optimal path will be 2x ammo, but he has to decide quickly due to the speed of the game. The same can be done with any arithmetic function.<text:span text:style-name="T1">A player can shoot the obstacles by releasing the enter key.</text:span> If the player misses an obstacle, he will lose some ammo. If the player shoots an obstacle, he will not lose any ammo. If the player collides with an obstacle, the game ends. Based on the distance travelled by the player in the game, he will get a certain amount of points.The difficulty increases with ti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draw:fill="solid" draw:fill-color="#0000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0T19:17:41.516797721</meta:creation-date>
    <dc:date>2021-12-10T19:33:27.076120259</dc:date>
    <meta:editing-duration>PT3M44S</meta:editing-duration>
    <meta:editing-cycles>1</meta:editing-cycles>
    <meta:generator>LibreOffice/7.0.6.2$Linux_X86_64 LibreOffice_project/00$Build-2</meta:generator>
    <meta:document-statistic meta:table-count="0" meta:image-count="0" meta:object-count="0" meta:page-count="2" meta:paragraph-count="1" meta:word-count="184" meta:character-count="995" meta:non-whitespace-character-count="812"/>
  </office:meta>
</office:document-meta>
</file>